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1.7291in"/>
    </style:style>
    <style:style style:name="co15" style:family="table-column">
      <style:table-column-properties fo:break-before="auto" style:column-width="1.761in"/>
    </style:style>
    <style:style style:name="co16" style:family="table-column">
      <style:table-column-properties fo:break-before="auto" style:column-width="1.7075in"/>
    </style:style>
    <style:style style:name="co17" style:family="table-column">
      <style:table-column-properties fo:break-before="auto" style:column-width="1.04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4"/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3" style:family="table-cell" style:parent-style-name="Default" style:data-style-name="N124">
      <style:table-cell-properties style:text-align-source="value-type" style:repeat-content="false"/>
    </style:style>
    <style:style style:name="ce6" style:family="table-cell" style:parent-style-name="Default" style:data-style-name="N1"/>
    <style:style style:name="ce13" style:family="table-cell" style:parent-style-name="Default" style:data-style-name="N3"/>
    <style:style style:name="ce14" style:family="table-cell" style:parent-style-name="Default" style:data-style-name="N103"/>
    <style:style style:name="ce15" style:family="table-cell" style:parent-style-name="Default" style:data-style-name="N1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4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6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Side chain</text:p>
          </table:table-cell>
          <table:table-cell table:style-name="ce8" office:value-type="string" calcext:value-type="string">
            <text:p>average gas </text:p>
            <text:p>price Gwei</text:p>
          </table:table-cell>
          <table:table-cell table:style-name="ce2" office:value-type="string" calcext:value-type="string">
            <text:p>average </text:p>
            <text:p>proof price</text:p>
          </table:table-cell>
          <table:table-cell table:style-name="ce2" office:value-type="string" calcext:value-type="string">
            <text:p>token value</text:p>
            <text:p>in USD</text:p>
          </table:table-cell>
          <table:table-cell table:style-name="ce2" office:value-type="string" calcext:value-type="string">
            <text:p>average USD</text:p>
            <text:p>proof price</text:p>
          </table:table-cell>
          <table:table-cell table:style-name="ce2" office:value-type="string" calcext:value-type="string">
            <text:p>potential provider</text:p>
            <text:p>profit per month</text:p>
          </table:table-cell>
        </table:table-row>
        <table:table-row table:style-name="ro2">
          <table:table-cell office:value-type="string" calcext:value-type="string">
            <text:p>Polygon PoS</text:p>
          </table:table-cell>
          <table:table-cell office:value-type="float" office:value="30" calcext:value-type="float">
            <text:p>30</text:p>
          </table:table-cell>
          <table:table-cell table:formula="of:=[.B2]*PROOF*10^-9" office:value-type="float" office:value="0.01003575" calcext:value-type="float">
            <text:p>0.01003575</text:p>
          </table:table-cell>
          <table:table-cell table:style-name="ce9" table:formula="of:=MATIC" office:value-type="currency" office:currency="USD" office:value="0.7" calcext:value-type="currency">
            <text:p>$0.70</text:p>
          </table:table-cell>
          <table:table-cell table:style-name="ce3" table:formula="of:=[.C2]*[.D2]" office:value-type="currency" office:currency="USD" office:value="0.007025025" calcext:value-type="currency">
            <text:p>$0.0070250250</text:p>
          </table:table-cell>
          <table:table-cell table:style-name="ce9" table:formula="of:=REVENUE-HWCOSTS-(30*24*60*60/PERIOD)*(1024/SLOTSIZE)*[.E2]" office:value-type="currency" office:currency="USD" office:value="-18.9808768" calcext:value-type="currency">
            <text:p>-$18.98</text:p>
          </table:table-cell>
        </table:table-row>
        <table:table-row table:style-name="ro2">
          <table:table-cell office:value-type="string" calcext:value-type="string">
            <text:p>Gnosis chain</text:p>
          </table:table-cell>
          <table:table-cell office:value-type="float" office:value="15" calcext:value-type="float">
            <text:p>15</text:p>
          </table:table-cell>
          <table:table-cell table:formula="of:=[.B3]*PROOF*10^-9" office:value-type="float" office:value="0.005017875" calcext:value-type="float">
            <text:p>0.005017875</text:p>
          </table:table-cell>
          <table:table-cell table:style-name="ce9" table:formula="of:=DAI" office:value-type="currency" office:currency="USD" office:value="1" calcext:value-type="currency">
            <text:p>$1.00</text:p>
          </table:table-cell>
          <table:table-cell table:style-name="ce3" table:formula="of:=[.C3]*[.D3]" office:value-type="currency" office:currency="USD" office:value="0.005017875" calcext:value-type="currency">
            <text:p>$0.0050178750</text:p>
          </table:table-cell>
          <table:table-cell table:style-name="ce9" table:formula="of:=REVENUE-HWCOSTS-(30*24*60*60/PERIOD)*(1024/SLOTSIZE)*[.E3]" office:value-type="currency" office:currency="USD" office:value="-12.814912" calcext:value-type="currency">
            <text:p>-$12.81</text:p>
          </table:table-cell>
        </table:table-row>
        <table:table-row table:style-name="ro2" table:number-rows-repeated="13">
          <table:table-cell table:number-columns-repeated="6"/>
        </table:table-row>
        <table:table-row table:style-name="ro2">
          <table:table-cell table:style-name="ce1" office:value-type="string" calcext:value-type="string">
            <text:p>Gas cost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torage proof</text:p>
          </table:table-cell>
          <table:table-cell office:value-type="float" office:value="334525" calcext:value-type="float">
            <text:p>33452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Average token price USD</text:p>
          </table:table-cell>
          <table:covered-table-cell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MATIC</text:p>
          </table:table-cell>
          <table:table-cell table:style-name="ce9" office:value-type="currency" office:currency="USD" office:value="0.7" calcext:value-type="currency">
            <text:p>$0.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AI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Provider Profitability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operational cost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 per month per T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tential reven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 per month per T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slot 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proof period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Median proof price</text:p>
          </table:table-cell>
          <table:covered-table-cell/>
          <table:table-cell table:number-columns-repeated="4"/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style-name="ce7" table:formula="of:=MEDIAN([.E2:.E3])" office:value-type="currency" office:currency="USD" office:value="0.00602145" calcext:value-type="currency">
            <text:p>$0.0060214500</text:p>
          </table:table-cell>
          <table:table-cell table:number-columns-repeated="5"/>
        </table:table-row>
      </table:table>
      <table:table table:name="Throughput" table:style-name="ta1"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Side chain</text:p>
          </table:table-cell>
          <table:table-cell table:style-name="ce8" office:value-type="string" calcext:value-type="string">
            <text:p>Maximum</text:p>
            <text:p>TPS</text:p>
          </table:table-cell>
          <table:table-cell table:style-name="ce2" office:value-type="string" calcext:value-type="string">
            <text:p>Maximum</text:p>
            <text:p>storage (PB)</text:p>
          </table:table-cell>
        </table:table-row>
        <table:table-row table:style-name="ro2">
          <table:table-cell office:value-type="string" calcext:value-type="string">
            <text:p>Polygon PoS</text:p>
          </table:table-cell>
          <table:table-cell office:value-type="float" office:value="255" calcext:value-type="float">
            <text:p>255</text:p>
          </table:table-cell>
          <table:table-cell table:style-name="ce6" table:formula="of:=[.B2]*PERIOD*SLOTSIZE/ECRATE/1024/1024" office:value-type="float" office:value="420.22705078125" calcext:value-type="float">
            <text:p>420</text:p>
          </table:table-cell>
        </table:table-row>
        <table:table-row table:style-name="ro2">
          <table:table-cell office:value-type="string" calcext:value-type="string">
            <text:p>Gnosis chain</text:p>
          </table:table-cell>
          <table:table-cell office:value-type="float" office:value="156" calcext:value-type="float">
            <text:p>156</text:p>
          </table:table-cell>
          <table:table-cell table:style-name="ce6" table:formula="of:=[.B3]*PERIOD*SLOTSIZE/ECRATE/1024/1024" office:value-type="float" office:value="257.080078125" calcext:value-type="float">
            <text:p>257</text:p>
          </table:table-cell>
        </table:table-row>
        <table:table-row table:style-name="ro2" table:number-rows-repeated="11"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Average erasure coding rate</text:p>
          </table:table-cell>
          <table:covered-table-cell/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Costs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6373" table:default-cell-style-name="Default"/>
        <table:table-row table:style-name="ro1">
          <table:table-cell table:style-name="ce2" office:value-type="string" calcext:value-type="string">
            <text:p>Side chain</text:p>
          </table:table-cell>
          <table:table-cell table:style-name="ce2" office:value-type="string" calcext:value-type="string">
            <text:p>number of</text:p>
            <text:p>validators</text:p>
          </table:table-cell>
          <table:table-cell table:style-name="ce2" office:value-type="string" calcext:value-type="string">
            <text:p>estimated validator</text:p>
            <text:p>cost per month</text:p>
          </table:table-cell>
          <table:table-cell table:style-name="ce2" office:value-type="string" calcext:value-type="string">
            <text:p>network cost</text:p>
            <text:p>per month</text:p>
          </table:table-cell>
          <table:table-cell table:style-name="ce2" office:value-type="string" calcext:value-type="string">
            <text:p>average network</text:p>
            <text:p>fees per day</text:p>
          </table:table-cell>
          <table:table-cell table:style-name="ce2" office:value-type="string" calcext:value-type="string">
            <text:p>average network</text:p>
            <text:p>fees per month</text:p>
          </table:table-cell>
          <table:table-cell table:style-name="ce2" office:value-type="string" calcext:value-type="string">
            <text:p>cost / revenue ratio</text:p>
          </table:table-cell>
          <table:table-cell table:style-name="ce2" table:number-columns-repeated="16377"/>
        </table:table-row>
        <table:table-row table:style-name="ro2">
          <table:table-cell office:value-type="string" calcext:value-type="string">
            <text:p>Polygon PoS</text:p>
          </table:table-cell>
          <table:table-cell table:style-name="ce13" office:value-type="float" office:value="100" calcext:value-type="float">
            <text:p>100</text:p>
          </table:table-cell>
          <table:table-cell table:style-name="ce14" office:value-type="currency" office:currency="USD" office:value="285" calcext:value-type="currency">
            <office:annotation office:display="true" draw:style-name="gr1" draw:text-style-name="P2" svg:width="3.2264in" svg:height="0.6244in" svg:x="4.4437in" svg:y="0.9413in" draw:caption-point-x="-1.3185in" draw:caption-point-y="-0.6063in">
              <dc:date>2024-08-14T00:00:00</dc:date>
              <text:p text:style-name="P1"><text:a xlink:href="https://docs.polygon.technology/pos/how-to/validator/validator-system-requirements/#recommended-system-requirements" xlink:type="simple">Polygon PoS system requirements</text:a></text:p>
              <text:p text:style-name="P1"/>
              <text:p text:style-name="P1"><text:a xlink:href="https://instances.vantage.sh/aws/ec2/m5d.4xlarge" xlink:type="simple">AWS instance costs</text:a></text:p>
            </office:annotation>
            <text:p>$285</text:p>
          </table:table-cell>
          <table:table-cell table:style-name="ce14" table:formula="of:=[.B2]*[.C2]" office:value-type="currency" office:currency="USD" office:value="28500" calcext:value-type="currency">
            <text:p>$28,500</text:p>
          </table:table-cell>
          <table:table-cell office:value-type="float" office:value="40000" calcext:value-type="float">
            <text:p>40000</text:p>
          </table:table-cell>
          <table:table-cell table:style-name="ce14" table:formula="of:=[.E2]*30*MATIC" office:value-type="currency" office:currency="USD" office:value="840000" calcext:value-type="currency">
            <text:p>$840,000</text:p>
          </table:table-cell>
          <table:table-cell table:style-name="ce15" table:formula="of:=[.D2]/[.F2]" office:value-type="percentage" office:value="0.0339285714285714" calcext:value-type="percentage">
            <text:p>3%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nosis chain</text:p>
          </table:table-cell>
          <table:table-cell table:style-name="ce13" office:value-type="float" office:value="200000" calcext:value-type="float">
            <text:p>200,000</text:p>
          </table:table-cell>
          <table:table-cell table:style-name="ce14" office:value-type="currency" office:currency="USD" office:value="20" calcext:value-type="currency">
            <office:annotation office:display="true" draw:style-name="gr2" draw:text-style-name="P2" svg:width="1.6921in" svg:height="0.3417in" svg:x="4.3319in" svg:y="1.8827in" draw:caption-point-x="-1.2067in" draw:caption-point-y="-1.3697in">
              <dc:date>2024-08-14T00:00:00</dc:date>
              <text:p text:style-name="P1"><text:a xlink:href="https://www.launchnodes.com/ln_products/ethereum-validator-node-prysmatic-client/" xlink:type="simple">Ethereum validator costs</text:a></text:p>
            </office:annotation>
            <text:p>$20</text:p>
          </table:table-cell>
          <table:table-cell table:style-name="ce14" table:formula="of:=[.B3]*[.C3]" office:value-type="currency" office:currency="USD" office:value="4000000" calcext:value-type="currency">
            <text:p>$4,000,000</text:p>
          </table:table-cell>
          <table:table-cell office:value-type="float" office:value="500" calcext:value-type="float">
            <text:p>500</text:p>
          </table:table-cell>
          <table:table-cell table:style-name="ce14" table:formula="of:=[.E3]*30*DAI" office:value-type="currency" office:currency="USD" office:value="15000" calcext:value-type="currency">
            <text:p>$15,000</text:p>
          </table:table-cell>
          <table:table-cell table:style-name="ce15" table:formula="of:=[.D3]/[.F3]" office:value-type="percentage" office:value="266.666666666667" calcext:value-type="percentage">
            <text:p>26667%</text:p>
          </table:table-cell>
          <table:table-cell table:number-columns-repeated="16377"/>
        </table:table-row>
        <table:table-row table:style-name="ro2" table:number-rows-repeated="2">
          <table:table-cell/>
          <table:table-cell table:style-name="ce14"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4" table:number-columns-repeated="2"/>
          <table:table-cell table:number-columns-repeated="16381"/>
        </table:table-row>
        <table:table-row table:style-name="ro2">
          <table:table-cell/>
          <table:table-cell table:style-name="ce15" table:number-columns-repeated="2"/>
          <table:table-cell table:number-columns-repeated="16381"/>
        </table:table-row>
        <table:table-row table:style-name="ro2">
          <table:table-cell/>
          <table:table-cell table:style-name="ce13" table:number-columns-repeated="2"/>
          <table:table-cell table:number-columns-repeated="16381"/>
        </table:table-row>
        <table:table-row table:style-name="ro2" table:number-rows-repeated="2">
          <table:table-cell/>
          <table:table-cell table:style-name="ce7" table:number-columns-repeated="2"/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7" table:number-columns-repeated="2"/>
          <table:table-cell table:number-columns-repeated="16381"/>
        </table:table-row>
        <table:table-row table:style-name="ro2">
          <table:table-cell/>
          <table:table-cell table:style-name="ce15" table:number-columns-repeated="2"/>
          <table:table-cell table:number-columns-repeated="16381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2">
          <table:table-cell/>
          <table:table-cell table:style-name="ce13" table:number-columns-repeated="2"/>
          <table:table-cell table:number-columns-repeated="16381"/>
        </table:table-row>
        <table:table-row table:style-name="ro2">
          <table:table-cell/>
          <table:table-cell table:style-name="ce14" table:number-columns-repeated="2"/>
          <table:table-cell table:number-columns-repeated="16381"/>
        </table:table-row>
        <table:table-row table:style-name="ro2">
          <table:table-cell/>
          <table:table-cell table:style-name="ce15" table:number-columns-repeated="2"/>
          <table:table-cell table:number-columns-repeated="16381"/>
        </table:table-row>
        <table:table-row table:style-name="ro2">
          <table:table-cell/>
          <table:table-cell table:style-name="ce15" table:number-columns-repeated="2"/>
          <table:table-cell table:number-columns-repeated="16381"/>
        </table:table-row>
      </table:table>
      <table:named-expressions>
        <table:named-range table:name="DAI" table:base-cell-address="$Prices.$B$26" table:cell-range-address="$Prices.$B$26"/>
        <table:named-range table:name="ECRATE" table:base-cell-address="$Throughput.$A$25" table:cell-range-address="$Throughput.$A$16"/>
        <table:named-range table:name="ETH" table:base-cell-address="$Prices.$C$29" table:cell-range-address="$Prices.$B$24"/>
        <table:named-range table:name="HWCOSTS" table:base-cell-address="$Prices.$B$30" table:cell-range-address="$Prices.$B$31"/>
        <table:named-range table:name="IMX" table:base-cell-address="$Prices.$C$32" table:cell-range-address="$Prices.$B$27"/>
        <table:named-range table:name="MATIC" table:base-cell-address="$Prices.$B$25" table:cell-range-address="$Prices.$B$25"/>
        <table:named-range table:name="METIS" table:base-cell-address="$Prices.$C$30" table:cell-range-address="$Prices.$B$25"/>
        <table:named-range table:name="MNT" table:base-cell-address="$Prices.$C$31" table:cell-range-address="$Prices.$B$26"/>
        <table:named-range table:name="PERIOD" table:base-cell-address="$Prices.$B$33" table:cell-range-address="$Prices.$B$34"/>
        <table:named-range table:name="PROOF" table:base-cell-address="$Prices.$C$24" table:cell-range-address="$Prices.$B$19"/>
        <table:named-range table:name="REVENUE" table:base-cell-address="$Prices.$B$31" table:cell-range-address="$Prices.$B$32"/>
        <table:named-range table:name="SLOTSIZE" table:base-cell-address="$Prices.$B$32" table:cell-range-address="$Prices.$B$33"/>
        <table:named-range table:name="xDAI" table:base-cell-address="$Prices.$B$26" table:cell-range-address="$Prices.$B$26"/>
      </table:named-expressions>
      <table:database-ranges>
        <table:database-range table:name="__Anonymous_Sheet_DB__0" table:target-range-address="Prices.A1:Prices.F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hroughput.A1:Throughput.C12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Costs.A1:Costs.G3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2" number:min-decimal-places="1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2" number:min-decimal-places="1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10" number:min-decimal-places="1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0" number:min-decimal-places="1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19" number:min-decimal-places="19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19" number:min-decimal-places="19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13" number:min-decimal-places="13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13" number:min-decimal-places="13" number:min-integer-digits="1" number:grouping="true"/>
      <style:map style:condition="value()&gt;=0" style:apply-style-name="N128P0"/>
    </number:currency-style>
    <number:number-style style:name="N129">
      <number:fraction number:min-integer-digits="0" number:min-numerator-digits="1" loext:max-numerator-digits="1" number:min-denominator-digits="3" number:max-denominator-value="999"/>
    </number:number-style>
    <number:number-style style:name="N130">
      <number:fraction number:min-integer-digits="0" number:min-numerator-digits="1" loext:max-numerator-digits="1" number:min-denominator-digits="2" number:max-denominator-value="99"/>
    </number:number-style>
    <number:currency-style style:name="N132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2P0"/>
    </number:currency-style>
    <number:number-style style:name="N133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31:40.712538888</meta:creation-date>
    <meta:generator>LibreOffice/7.4.7.2$Linux_X86_64 LibreOffice_project/40$Build-2</meta:generator>
    <dc:date>2024-08-14T12:27:59.598495214</dc:date>
    <meta:editing-duration>PT18H57M58S</meta:editing-duration>
    <meta:editing-cycles>29</meta:editing-cycles>
    <meta:document-statistic meta:table-count="3" meta:cell-count="73" meta:object-count="0"/>
  </office:meta>
</office:document-meta>
</file>